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</style:style>
    <style:style style:name="ce1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18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1">
      <style:table-cell-properties fo:background-color="#eeeeee"/>
    </style:style>
    <style:style style:name="ce14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fo:background-color="#eeeee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121"/>
    <style:style style:name="ce45" style:family="table-cell" style:parent-style-name="Default" style:data-style-name="N124">
      <style:table-cell-properties fo:background-color="#eeeeee"/>
    </style:style>
    <style:style style:name="ce31" style:family="table-cell" style:parent-style-name="Default" style:data-style-name="N11">
      <style:table-cell-properties fo:background-color="#eeeeee"/>
    </style:style>
    <style:style style:name="ce48" style:family="table-cell" style:parent-style-name="Default" style:data-style-name="N11">
      <style:table-cell-properties fo:background-color="transparent"/>
    </style:style>
    <style:style style:name="ce52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23">
      <style:table-cell-properties fo:background-color="#eeeeee"/>
    </style:style>
    <style:style style:name="ce49" style:family="table-cell" style:parent-style-name="Default" style:data-style-name="N123"/>
    <style:style style:name="ce2" style:family="table-cell" style:parent-style-name="Default" style:data-style-name="N1"/>
    <style:style style:name="ce26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57" style:family="table-cell" style:parent-style-name="Default" style:data-style-name="N1">
      <style:table-cell-properties fo:background-color="transparent"/>
    </style:style>
    <style:style style:name="ce27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543in" svg:height="5.6992in" svg:x="1.2748in" svg:y="0.2512in">
            <draw:object draw:notify-on-update-of-ranges="Sheet1.A52:Sheet1.A52 Sheet1.C52:Sheet1.N52 Sheet1.A55:Sheet1.A55 Sheet1.C55:Sheet1.N55 Sheet1.A58:Sheet1.A58 Sheet1.C58:Sheet1.N58 Sheet1.A61:Sheet1.A61 Sheet1.C61:Sheet1.N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44" table:number-columns-repeated="1006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3" table:number-rows-spanned="1">
            <text:p><text:span text:style-name="T1">~amd64 </text:span>::gentoo repository coverage after x days</text:p>
          </table: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covered-table-cell table:style-name="ce1" office:value-type="string" calcext:value-type="string">
            <text:p><text:span text:style-name="T1">~amd64 </text:span>::gentoo repository coverage after x days</text:p>
          </table:covered-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~amd64</text:p>
          </table:table-cell>
          <table:table-cell table:style-name="ce22" office:value-type="string" calcext:value-type="string">
            <text:p>coverage</text:p>
          </table:table-cell>
          <table:table-cell table:style-name="ce16" office:value-type="float" office:value="1486" calcext:value-type="float">
            <text:p>1486</text:p>
          </table:table-cell>
          <table:table-cell table:style-name="ce16" office:value-type="float" office:value="1356" calcext:value-type="float">
            <text:p>1356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1049" calcext:value-type="float">
            <text:p>1049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1194" calcext:value-type="float">
            <text:p>1194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1185" calcext:value-type="float">
            <text:p>1185</text:p>
          </table:table-cell>
          <table:table-cell table:style-name="ce16" office:value-type="float" office:value="1805" calcext:value-type="float">
            <text:p>1805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1010"/>
        </table:table-row>
        <table:table-row table:style-name="ro1">
          <table:table-cell table:style-name="ce5" office:value-type="float" office:value="19300" calcext:value-type="float">
            <text:p>19300</text:p>
          </table:table-cell>
          <table:table-cell table:style-name="ce23" office:value-type="string" calcext:value-type="string">
            <text:p>cumulated</text:p>
          </table:table-cell>
          <table:table-cell table:style-name="ce16" office:value-type="float" office:value="13581" calcext:value-type="float">
            <text:p>13581</text:p>
          </table:table-cell>
          <table:table-cell table:style-name="ce16" table:formula="of:=SUM([.$C37:.D37])" office:value-type="float" office:value="2842" calcext:value-type="float">
            <text:p>2842</text:p>
          </table:table-cell>
          <table:table-cell table:style-name="ce16" table:formula="of:=SUM([.$C37:.E37])" office:value-type="float" office:value="3921" calcext:value-type="float">
            <text:p>3921</text:p>
          </table:table-cell>
          <table:table-cell table:style-name="ce16" table:formula="of:=SUM([.$C37:.F37])" office:value-type="float" office:value="4970" calcext:value-type="float">
            <text:p>4970</text:p>
          </table:table-cell>
          <table:table-cell table:style-name="ce16" table:formula="of:=SUM([.$C37:.G37])" office:value-type="float" office:value="5764" calcext:value-type="float">
            <text:p>5764</text:p>
          </table:table-cell>
          <table:table-cell table:style-name="ce16" table:formula="of:=SUM([.$C37:.H37])" office:value-type="float" office:value="6958" calcext:value-type="float">
            <text:p>6958</text:p>
          </table:table-cell>
          <table:table-cell table:style-name="ce16" table:formula="of:=SUM([.$C37:.I37])" office:value-type="float" office:value="8282" calcext:value-type="float">
            <text:p>8282</text:p>
          </table:table-cell>
          <table:table-cell table:style-name="ce16" table:formula="of:=SUM([.$C37:.J37])" office:value-type="float" office:value="9306" calcext:value-type="float">
            <text:p>9306</text:p>
          </table:table-cell>
          <table:table-cell table:style-name="ce16" table:formula="of:=SUM([.$C37:.K37])" office:value-type="float" office:value="10352" calcext:value-type="float">
            <text:p>10352</text:p>
          </table:table-cell>
          <table:table-cell table:style-name="ce16" table:formula="of:=SUM([.$C37:.L37])" office:value-type="float" office:value="11537" calcext:value-type="float">
            <text:p>11537</text:p>
          </table:table-cell>
          <table:table-cell table:style-name="ce16" table:formula="of:=SUM([.$C37:.M37])" office:value-type="float" office:value="13342" calcext:value-type="float">
            <text:p>13342</text:p>
          </table:table-cell>
          <table:table-cell table:style-name="ce16" table:formula="of:=SUM([.$C37:.N37])" office:value-type="float" office:value="13581" calcext:value-type="float">
            <text:p>13581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/>
          <table:table-cell table:style-name="ce45" table:formula="of:=[.C38]/[.$A$38]" office:value-type="percentage" office:value="0.703678756476684" calcext:value-type="percentage">
            <text:p>70.4%</text:p>
          </table:table-cell>
          <table:table-cell table:style-name="ce45" table:formula="of:=[.D38]/[.$A$38]" office:value-type="percentage" office:value="0.147253886010363" calcext:value-type="percentage">
            <text:p>14.7%</text:p>
          </table:table-cell>
          <table:table-cell table:style-name="ce45" table:formula="of:=[.E38]/[.$A$38]" office:value-type="percentage" office:value="0.203160621761658" calcext:value-type="percentage">
            <text:p>20.3%</text:p>
          </table:table-cell>
          <table:table-cell table:style-name="ce45" table:formula="of:=[.F38]/[.$A$38]" office:value-type="percentage" office:value="0.257512953367876" calcext:value-type="percentage">
            <text:p>25.8%</text:p>
          </table:table-cell>
          <table:table-cell table:style-name="ce45" table:formula="of:=[.G38]/[.$A$38]" office:value-type="percentage" office:value="0.298652849740933" calcext:value-type="percentage">
            <text:p>29.9%</text:p>
          </table:table-cell>
          <table:table-cell table:style-name="ce45" table:formula="of:=[.H38]/[.$A$38]" office:value-type="percentage" office:value="0.360518134715026" calcext:value-type="percentage">
            <text:p>36.1%</text:p>
          </table:table-cell>
          <table:table-cell table:style-name="ce45" table:formula="of:=[.I38]/[.$A$38]" office:value-type="percentage" office:value="0.429119170984456" calcext:value-type="percentage">
            <text:p>42.9%</text:p>
          </table:table-cell>
          <table:table-cell table:style-name="ce45" table:formula="of:=[.J38]/[.$A$38]" office:value-type="percentage" office:value="0.482176165803109" calcext:value-type="percentage">
            <text:p>48.2%</text:p>
          </table:table-cell>
          <table:table-cell table:style-name="ce45" table:formula="of:=[.K38]/[.$A$38]" office:value-type="percentage" office:value="0.536373056994819" calcext:value-type="percentage">
            <text:p>53.6%</text:p>
          </table:table-cell>
          <table:table-cell table:style-name="ce45" table:formula="of:=[.L38]/[.$A$38]" office:value-type="percentage" office:value="0.597772020725389" calcext:value-type="percentage">
            <text:p>59.8%</text:p>
          </table:table-cell>
          <table:table-cell table:style-name="ce45" table:formula="of:=[.M38]/[.$A$38]" office:value-type="percentage" office:value="0.691295336787565" calcext:value-type="percentage">
            <text:p>69.1%</text:p>
          </table:table-cell>
          <table:table-cell table:style-name="ce45" table:formula="of:=[.N38]/[.$A$38]" office:value-type="percentage" office:value="0.703678756476684" calcext:value-type="percentage">
            <text:p>70.4%</text:p>
          </table:table-cell>
          <table:table-cell table:number-columns-repeated="1010"/>
        </table:table-row>
        <table:table-row table:style-name="ro1" table:number-rows-repeated="2">
          <table:table-cell table:style-name="ce19"/>
          <table:table-cell table:style-name="ce22"/>
          <table:table-cell table:style-name="ce31" table:number-columns-repeated="3"/>
          <table:table-cell table:style-name="ce16" table:number-columns-repeated="9"/>
          <table:table-cell table:number-columns-repeated="1010"/>
        </table:table-row>
        <table:table-row table:style-name="ro1">
          <table:table-cell table:style-name="ce9"/>
          <table:table-cell table:style-name="ce36"/>
          <table:table-cell table:style-name="ce48" table:number-columns-repeated="3"/>
          <table:table-cell table:style-name="ce57" table:number-columns-repeated="9"/>
          <table:table-cell table:style-name="ce41" table:number-columns-repeated="1010"/>
        </table:table-row>
        <table:table-row table:style-name="ro1">
          <table:table-cell table:style-name="ce18"/>
          <table:table-cell table:style-name="ce38" office:value-type="string" calcext:value-type="string">
            <text:p>day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[.C43]+1" office:value-type="float" office:value="2" calcext:value-type="float">
            <text:p>2</text:p>
          </table:table-cell>
          <table:table-cell table:style-name="ce52" table:formula="of:=[.D43]+1" office:value-type="float" office:value="3" calcext:value-type="float">
            <text:p>3</text:p>
          </table:table-cell>
          <table:table-cell table:style-name="ce52" table:formula="of:=[.E43]+1" office:value-type="float" office:value="4" calcext:value-type="float">
            <text:p>4</text:p>
          </table:table-cell>
          <table:table-cell table:style-name="ce52" table:formula="of:=[.F43]+1" office:value-type="float" office:value="5" calcext:value-type="float">
            <text:p>5</text:p>
          </table:table-cell>
          <table:table-cell table:style-name="ce52" table:formula="of:=[.G43]+1" office:value-type="float" office:value="6" calcext:value-type="float">
            <text:p>6</text:p>
          </table:table-cell>
          <table:table-cell table:style-name="ce52" table:formula="of:=[.H43]+1" office:value-type="float" office:value="7" calcext:value-type="float">
            <text:p>7</text:p>
          </table:table-cell>
          <table:table-cell table:style-name="ce52" table:formula="of:=[.I43]+1" office:value-type="float" office:value="8" calcext:value-type="float">
            <text:p>8</text:p>
          </table:table-cell>
          <table:table-cell table:style-name="ce52" table:formula="of:=[.J43]+1" office:value-type="float" office:value="9" calcext:value-type="float">
            <text:p>9</text:p>
          </table:table-cell>
          <table:table-cell table:style-name="ce52" table:formula="of:=[.K43]+1" office:value-type="float" office:value="10" calcext:value-type="float">
            <text:p>10</text:p>
          </table:table-cell>
          <table:table-cell table:style-name="ce52" table:formula="of:=[.L43]+1" office:value-type="float" office:value="11" calcext:value-type="float">
            <text:p>11</text:p>
          </table:table-cell>
          <table:table-cell table:style-name="ce52" table:formula="of:=[.M43]+1" office:value-type="float" office:value="12" calcext:value-type="float">
            <text:p>12</text:p>
          </table:table-cell>
          <table:table-cell table:style-name="ce65" table:number-columns-repeated="1010"/>
        </table:table-row>
        <table:table-row table:style-name="ro1" table:number-rows-repeated="2">
          <table:table-cell table:style-name="ce9"/>
          <table:table-cell table:style-name="ce36"/>
          <table:table-cell table:style-name="ce48" table:number-columns-repeated="3"/>
          <table:table-cell table:style-name="ce57" table:number-columns-repeated="9"/>
          <table:table-cell table:style-name="ce41" table:number-columns-repeated="1010"/>
        </table:table-row>
        <table:table-row table:style-name="ro1">
          <table:table-cell table:style-name="ce1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1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1"/>
          <table:table-cell table:style-name="ce41" table:number-columns-repeated="1010"/>
        </table:table-row>
        <table:table-row table:style-name="ro1">
          <table:table-cell table:style-name="ce13" table:formula="of:=AVERAGE([.C47:.M47])" office:value-type="float" office:value="709.175482093664" calcext:value-type="float">
            <text:p>709.18</text:p>
          </table:table-cell>
          <table:table-cell table:style-name="ce19" office:value-type="string" calcext:value-type="string">
            <text:p>avg emerges</text:p>
          </table:table-cell>
          <table:table-cell table:style-name="ce25" table:formula="of:=AVERAGEIF([.C65:.C98];&quot;&gt;0&quot;)" office:value-type="float" office:value="1306" calcext:value-type="float">
            <text:p>1306.0</text:p>
          </table:table-cell>
          <table:table-cell table:style-name="ce25" table:formula="of:=AVERAGEIF([.D65:.D98];&quot;&gt;0&quot;)" office:value-type="float" office:value="1105.36363636364" calcext:value-type="float">
            <text:p>1105.4</text:p>
          </table:table-cell>
          <table:table-cell table:style-name="ce25" table:formula="of:=AVERAGEIF([.E65:.E98];&quot;&gt;0&quot;)" office:value-type="float" office:value="742.5" calcext:value-type="float">
            <text:p>742.5</text:p>
          </table:table-cell>
          <table:table-cell table:style-name="ce25" table:formula="of:=AVERAGEIF([.F65:.F98];&quot;&gt;0&quot;)" office:value-type="float" office:value="741.6" calcext:value-type="float">
            <text:p>741.6</text:p>
          </table:table-cell>
          <table:table-cell table:style-name="ce25" table:formula="of:=AVERAGEIF([.G65:.G98];&quot;&gt;0&quot;)" office:value-type="float" office:value="429.8" calcext:value-type="float">
            <text:p>429.8</text:p>
          </table:table-cell>
          <table:table-cell table:style-name="ce25" table:formula="of:=AVERAGEIF([.H65:.H98];&quot;&gt;0&quot;)" office:value-type="float" office:value="632.333333333333" calcext:value-type="float">
            <text:p>632.3</text:p>
          </table:table-cell>
          <table:table-cell table:style-name="ce25" table:formula="of:=AVERAGEIF([.I65:.I98];&quot;&gt;0&quot;)" office:value-type="float" office:value="568.333333333333" calcext:value-type="float">
            <text:p>568.3</text:p>
          </table:table-cell>
          <table:table-cell table:style-name="ce25" table:formula="of:=AVERAGEIF([.J65:.J98];&quot;&gt;0&quot;)" office:value-type="float" office:value="642" calcext:value-type="float">
            <text:p>642.0</text:p>
          </table:table-cell>
          <table:table-cell table:style-name="ce25" table:formula="of:=AVERAGEIF([.K65:.K98];&quot;&gt;0&quot;)" office:value-type="float" office:value="597" calcext:value-type="float">
            <text:p>597.0</text:p>
          </table:table-cell>
          <table:table-cell table:style-name="ce25" table:formula="of:=AVERAGEIF([.L65:.L98];&quot;&gt;0&quot;)" office:value-type="float" office:value="480" calcext:value-type="float">
            <text:p>480.0</text:p>
          </table:table-cell>
          <table:table-cell table:style-name="ce25" table:formula="of:=AVERAGEIF([.M65:.M98];&quot;&gt;0&quot;)" office:value-type="float" office:value="556" calcext:value-type="float">
            <text:p>556.0</text:p>
          </table:table-cell>
          <table:table-cell table:style-name="ce25" table:formula="of:=AVERAGEIF([.N65:.N98];&quot;&gt;0&quot;)" office:value-type="float" office:value="73" calcext:value-type="float">
            <text:p>73.0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 office:value-type="string" calcext:value-type="string">
            <text:p>cumulated <text:s/></text:p>
          </table:table-cell>
          <table:table-cell table:style-name="ce25" table:formula="of:=SUM([.$C$47:.C47])" office:value-type="float" office:value="1306" calcext:value-type="float">
            <text:p>1306.0</text:p>
          </table:table-cell>
          <table:table-cell table:style-name="ce25" table:formula="of:=SUM([.$C$47:.D47])" office:value-type="float" office:value="2411.36363636364" calcext:value-type="float">
            <text:p>2411.4</text:p>
          </table:table-cell>
          <table:table-cell table:style-name="ce25" table:formula="of:=SUM([.$C$47:.E47])" office:value-type="float" office:value="3153.86363636364" calcext:value-type="float">
            <text:p>3153.9</text:p>
          </table:table-cell>
          <table:table-cell table:style-name="ce25" table:formula="of:=SUM([.$C$47:.F47])" office:value-type="float" office:value="3895.46363636364" calcext:value-type="float">
            <text:p>3895.5</text:p>
          </table:table-cell>
          <table:table-cell table:style-name="ce25" table:formula="of:=SUM([.$C$47:.G47])" office:value-type="float" office:value="4325.26363636364" calcext:value-type="float">
            <text:p>4325.3</text:p>
          </table:table-cell>
          <table:table-cell table:style-name="ce25" table:formula="of:=SUM([.$C$47:.H47])" office:value-type="float" office:value="4957.59696969697" calcext:value-type="float">
            <text:p>4957.6</text:p>
          </table:table-cell>
          <table:table-cell table:style-name="ce25" table:formula="of:=SUM([.$C$47:.I47])" office:value-type="float" office:value="5525.9303030303" calcext:value-type="float">
            <text:p>5525.9</text:p>
          </table:table-cell>
          <table:table-cell table:style-name="ce25" table:formula="of:=SUM([.$C$47:.J47])" office:value-type="float" office:value="6167.9303030303" calcext:value-type="float">
            <text:p>6167.9</text:p>
          </table:table-cell>
          <table:table-cell table:style-name="ce25" table:formula="of:=SUM([.$C$47:.K47])" office:value-type="float" office:value="6764.9303030303" calcext:value-type="float">
            <text:p>6764.9</text:p>
          </table:table-cell>
          <table:table-cell table:style-name="ce25" table:formula="of:=SUM([.$C$47:.L47])" office:value-type="float" office:value="7244.9303030303" calcext:value-type="float">
            <text:p>7244.9</text:p>
          </table:table-cell>
          <table:table-cell table:style-name="ce25" table:formula="of:=SUM([.$C$47:.M47])" office:value-type="float" office:value="7800.9303030303" calcext:value-type="float">
            <text:p>7800.9</text:p>
          </table:table-cell>
          <table:table-cell table:style-name="ce25" table:formula="of:=SUM([.$C$47:.N47])" office:value-type="float" office:value="7873.9303030303" calcext:value-type="float">
            <text:p>7873.9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14" office:value-type="string" calcext:value-type="string">
            <text:p>overhead</text:p>
          </table:table-cell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2]" office:value-type="float" office:value="-5194" calcext:value-type="float">
            <text:p>-5194.0</text:p>
          </table:table-cell>
          <table:table-cell table:style-name="ce25" table:formula="of:=[.D$48]-[.$A52]" office:value-type="float" office:value="-4088.63636363636" calcext:value-type="float">
            <text:p>-4088.6</text:p>
          </table:table-cell>
          <table:table-cell table:style-name="ce25" table:formula="of:=[.E$48]-[.$A52]" office:value-type="float" office:value="-3346.13636363636" calcext:value-type="float">
            <text:p>-3346.1</text:p>
          </table:table-cell>
          <table:table-cell table:style-name="ce25" table:formula="of:=[.F$48]-[.$A52]" office:value-type="float" office:value="-2604.53636363636" calcext:value-type="float">
            <text:p>-2604.5</text:p>
          </table:table-cell>
          <table:table-cell table:style-name="ce25" table:formula="of:=[.G$48]-[.$A52]" office:value-type="float" office:value="-2174.73636363636" calcext:value-type="float">
            <text:p>-2174.7</text:p>
          </table:table-cell>
          <table:table-cell table:style-name="ce25" table:formula="of:=[.H$48]-[.$A52]" office:value-type="float" office:value="-1542.40303030303" calcext:value-type="float">
            <text:p>-1542.4</text:p>
          </table:table-cell>
          <table:table-cell table:style-name="ce25" table:formula="of:=[.I$48]-[.$A52]" office:value-type="float" office:value="-974.069696969696" calcext:value-type="float">
            <text:p>-974.1</text:p>
          </table:table-cell>
          <table:table-cell table:style-name="ce25" table:formula="of:=[.J$48]-[.$A52]" office:value-type="float" office:value="-332.069696969696" calcext:value-type="float">
            <text:p>-332.1</text:p>
          </table:table-cell>
          <table:table-cell table:style-name="ce25" table:formula="of:=[.K$48]-[.$A52]" office:value-type="float" office:value="264.930303030304" calcext:value-type="float">
            <text:p>264.9</text:p>
          </table:table-cell>
          <table:table-cell table:style-name="ce25" table:formula="of:=[.L$48]-[.$A52]" office:value-type="float" office:value="744.930303030304" calcext:value-type="float">
            <text:p>744.9</text:p>
          </table:table-cell>
          <table:table-cell table:style-name="ce25" table:formula="of:=[.M$48]-[.$A52]" office:value-type="float" office:value="1300.9303030303" calcext:value-type="float">
            <text:p>1300.9</text:p>
          </table:table-cell>
          <table:table-cell table:style-name="ce25" table:formula="of:=[.N$48]-[.$A52]" office:value-type="float" office:value="1373.9303030303" calcext:value-type="float">
            <text:p>1373.9</text:p>
          </table:table-cell>
          <table:table-cell table:number-columns-repeated="1010"/>
        </table:table-row>
        <table:table-row table:style-name="ro1">
          <table:table-cell table:style-name="ce16" office:value-type="float" office:value="6500" calcext:value-type="float">
            <text:p>65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1]/[.C$43]" office:value-type="float" office:value="-5194" calcext:value-type="float">
            <text:p>-5194.0</text:p>
          </table:table-cell>
          <table:table-cell table:style-name="ce25" table:formula="of:=[.D51]/[.D$43]" office:value-type="float" office:value="-2044.31818181818" calcext:value-type="float">
            <text:p>-2044.3</text:p>
          </table:table-cell>
          <table:table-cell table:style-name="ce25" table:formula="of:=[.E51]/[.E$43]" office:value-type="float" office:value="-1115.37878787879" calcext:value-type="float">
            <text:p>-1115.4</text:p>
          </table:table-cell>
          <table:table-cell table:style-name="ce25" table:formula="of:=[.F51]/[.F$43]" office:value-type="float" office:value="-651.134090909091" calcext:value-type="float">
            <text:p>-651.1</text:p>
          </table:table-cell>
          <table:table-cell table:style-name="ce25" table:formula="of:=[.G51]/[.G$43]" office:value-type="float" office:value="-434.947272727273" calcext:value-type="float">
            <text:p>-434.9</text:p>
          </table:table-cell>
          <table:table-cell table:style-name="ce25" table:formula="of:=[.H51]/[.H$43]" office:value-type="float" office:value="-257.067171717172" calcext:value-type="float">
            <text:p>-257.1</text:p>
          </table:table-cell>
          <table:table-cell table:style-name="ce25" table:formula="of:=[.I51]/[.I$43]" office:value-type="float" office:value="-139.152813852814" calcext:value-type="float">
            <text:p>-139.2</text:p>
          </table:table-cell>
          <table:table-cell table:style-name="ce25" table:formula="of:=[.J51]/[.J$43]" office:value-type="float" office:value="-41.5087121212121" calcext:value-type="float">
            <text:p>-41.5</text:p>
          </table:table-cell>
          <table:table-cell table:style-name="ce26" table:formula="of:=[.K51]/[.K$43]" office:value-type="float" office:value="29.4367003367004" calcext:value-type="float">
            <text:p>29.4</text:p>
          </table:table-cell>
          <table:table-cell table:style-name="ce26" table:formula="of:=[.L51]/[.L$43]" office:value-type="float" office:value="74.4930303030304" calcext:value-type="float">
            <text:p>74.5</text:p>
          </table:table-cell>
          <table:table-cell table:style-name="ce27" table:formula="of:=[.M51]/[.M$43]" office:value-type="float" office:value="118.266391184573" calcext:value-type="float">
            <text:p>118.3</text:p>
          </table:table-cell>
          <table:table-cell table:style-name="ce26" table:formula="of:=[.N51]/[.N$43]" office:value-type="float" office:value="114.494191919192" calcext:value-type="float">
            <text:p>114.5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5]" office:value-type="float" office:value="-3694" calcext:value-type="float">
            <text:p>-3694.0</text:p>
          </table:table-cell>
          <table:table-cell table:style-name="ce25" table:formula="of:=[.D$48]-[.$A55]" office:value-type="float" office:value="-2588.63636363636" calcext:value-type="float">
            <text:p>-2588.6</text:p>
          </table:table-cell>
          <table:table-cell table:style-name="ce25" table:formula="of:=[.E$48]-[.$A55]" office:value-type="float" office:value="-1846.13636363636" calcext:value-type="float">
            <text:p>-1846.1</text:p>
          </table:table-cell>
          <table:table-cell table:style-name="ce25" table:formula="of:=[.F$48]-[.$A55]" office:value-type="float" office:value="-1104.53636363636" calcext:value-type="float">
            <text:p>-1104.5</text:p>
          </table:table-cell>
          <table:table-cell table:style-name="ce25" table:formula="of:=[.G$48]-[.$A55]" office:value-type="float" office:value="-674.736363636363" calcext:value-type="float">
            <text:p>-674.7</text:p>
          </table:table-cell>
          <table:table-cell table:style-name="ce25" table:formula="of:=[.H$48]-[.$A55]" office:value-type="float" office:value="-42.4030303030304" calcext:value-type="float">
            <text:p>-42.4</text:p>
          </table:table-cell>
          <table:table-cell table:style-name="ce25" table:formula="of:=[.I$48]-[.$A55]" office:value-type="float" office:value="525.930303030304" calcext:value-type="float">
            <text:p>525.9</text:p>
          </table:table-cell>
          <table:table-cell table:style-name="ce25" table:formula="of:=[.J$48]-[.$A55]" office:value-type="float" office:value="1167.9303030303" calcext:value-type="float">
            <text:p>1167.9</text:p>
          </table:table-cell>
          <table:table-cell table:style-name="ce25" table:formula="of:=[.K$48]-[.$A55]" office:value-type="float" office:value="1764.9303030303" calcext:value-type="float">
            <text:p>1764.9</text:p>
          </table:table-cell>
          <table:table-cell table:style-name="ce25" table:formula="of:=[.L$48]-[.$A55]" office:value-type="float" office:value="2244.9303030303" calcext:value-type="float">
            <text:p>2244.9</text:p>
          </table:table-cell>
          <table:table-cell table:style-name="ce25" table:formula="of:=[.M$48]-[.$A55]" office:value-type="float" office:value="2800.9303030303" calcext:value-type="float">
            <text:p>2800.9</text:p>
          </table:table-cell>
          <table:table-cell table:style-name="ce25" table:formula="of:=[.N$48]-[.$A55]" office:value-type="float" office:value="2873.9303030303" calcext:value-type="float">
            <text:p>2873.9</text:p>
          </table:table-cell>
          <table:table-cell table:number-columns-repeated="1010"/>
        </table:table-row>
        <table:table-row table:style-name="ro1">
          <table:table-cell table:style-name="ce16" office:value-type="float" office:value="5000" calcext:value-type="float">
            <text:p>50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4]/[.C$43]" office:value-type="float" office:value="-3694" calcext:value-type="float">
            <text:p>-3694.0</text:p>
          </table:table-cell>
          <table:table-cell table:style-name="ce25" table:formula="of:=[.D54]/[.D$43]" office:value-type="float" office:value="-1294.31818181818" calcext:value-type="float">
            <text:p>-1294.3</text:p>
          </table:table-cell>
          <table:table-cell table:style-name="ce25" table:formula="of:=[.E54]/[.E$43]" office:value-type="float" office:value="-615.378787878788" calcext:value-type="float">
            <text:p>-615.4</text:p>
          </table:table-cell>
          <table:table-cell table:style-name="ce25" table:formula="of:=[.F54]/[.F$43]" office:value-type="float" office:value="-276.134090909091" calcext:value-type="float">
            <text:p>-276.1</text:p>
          </table:table-cell>
          <table:table-cell table:style-name="ce25" table:formula="of:=[.G54]/[.G$43]" office:value-type="float" office:value="-134.947272727273" calcext:value-type="float">
            <text:p>-134.9</text:p>
          </table:table-cell>
          <table:table-cell table:style-name="ce25" table:formula="of:=[.H54]/[.H$43]" office:value-type="float" office:value="-7.06717171717173" calcext:value-type="float">
            <text:p>-7.1</text:p>
          </table:table-cell>
          <table:table-cell table:style-name="ce26" table:formula="of:=[.I54]/[.I$43]" office:value-type="float" office:value="75.1329004329005" calcext:value-type="float">
            <text:p>75.1</text:p>
          </table:table-cell>
          <table:table-cell table:style-name="ce26" table:formula="of:=[.J54]/[.J$43]" office:value-type="float" office:value="145.991287878788" calcext:value-type="float">
            <text:p>146.0</text:p>
          </table:table-cell>
          <table:table-cell table:style-name="ce26" table:formula="of:=[.K54]/[.K$43]" office:value-type="float" office:value="196.103367003367" calcext:value-type="float">
            <text:p>196.1</text:p>
          </table:table-cell>
          <table:table-cell table:style-name="ce26" table:formula="of:=[.L54]/[.L$43]" office:value-type="float" office:value="224.49303030303" calcext:value-type="float">
            <text:p>224.5</text:p>
          </table:table-cell>
          <table:table-cell table:style-name="ce27" table:formula="of:=[.M54]/[.M$43]" office:value-type="float" office:value="254.630027548209" calcext:value-type="float">
            <text:p>254.6</text:p>
          </table:table-cell>
          <table:table-cell table:style-name="ce25" table:formula="of:=[.N54]/[.N$43]" office:value-type="float" office:value="239.494191919192" calcext:value-type="float">
            <text:p>239.5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13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58]" office:value-type="float" office:value="-2194" calcext:value-type="float">
            <text:p>-2194.0</text:p>
          </table:table-cell>
          <table:table-cell table:style-name="ce25" table:formula="of:=[.D$48]-[.$A58]" office:value-type="float" office:value="-1088.63636363636" calcext:value-type="float">
            <text:p>-1088.6</text:p>
          </table:table-cell>
          <table:table-cell table:style-name="ce25" table:formula="of:=[.E$48]-[.$A58]" office:value-type="float" office:value="-346.136363636364" calcext:value-type="float">
            <text:p>-346.1</text:p>
          </table:table-cell>
          <table:table-cell table:style-name="ce25" table:formula="of:=[.F$48]-[.$A58]" office:value-type="float" office:value="395.463636363636" calcext:value-type="float">
            <text:p>395.5</text:p>
          </table:table-cell>
          <table:table-cell table:style-name="ce25" table:formula="of:=[.G$48]-[.$A58]" office:value-type="float" office:value="825.263636363637" calcext:value-type="float">
            <text:p>825.3</text:p>
          </table:table-cell>
          <table:table-cell table:style-name="ce25" table:formula="of:=[.H$48]-[.$A58]" office:value-type="float" office:value="1457.59696969697" calcext:value-type="float">
            <text:p>1457.6</text:p>
          </table:table-cell>
          <table:table-cell table:style-name="ce25" table:formula="of:=[.I$48]-[.$A58]" office:value-type="float" office:value="2025.9303030303" calcext:value-type="float">
            <text:p>2025.9</text:p>
          </table:table-cell>
          <table:table-cell table:style-name="ce25" table:formula="of:=[.J$48]-[.$A58]" office:value-type="float" office:value="2667.9303030303" calcext:value-type="float">
            <text:p>2667.9</text:p>
          </table:table-cell>
          <table:table-cell table:style-name="ce25" table:formula="of:=[.K$48]-[.$A58]" office:value-type="float" office:value="3264.9303030303" calcext:value-type="float">
            <text:p>3264.9</text:p>
          </table:table-cell>
          <table:table-cell table:style-name="ce25" table:formula="of:=[.L$48]-[.$A58]" office:value-type="float" office:value="3744.9303030303" calcext:value-type="float">
            <text:p>3744.9</text:p>
          </table:table-cell>
          <table:table-cell table:style-name="ce25" table:formula="of:=[.M$48]-[.$A58]" office:value-type="float" office:value="4300.9303030303" calcext:value-type="float">
            <text:p>4300.9</text:p>
          </table:table-cell>
          <table:table-cell table:style-name="ce25" table:formula="of:=[.N$48]-[.$A58]" office:value-type="float" office:value="4373.9303030303" calcext:value-type="float">
            <text:p>4373.9</text:p>
          </table:table-cell>
          <table:table-cell table:number-columns-repeated="1010"/>
        </table:table-row>
        <table:table-row table:style-name="ro1">
          <table:table-cell table:style-name="ce16" office:value-type="float" office:value="3500" calcext:value-type="float">
            <text:p>35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57]/[.C$43]" office:value-type="float" office:value="-2194" calcext:value-type="float">
            <text:p>-2194.0</text:p>
          </table:table-cell>
          <table:table-cell table:style-name="ce25" table:formula="of:=[.D57]/[.D$43]" office:value-type="float" office:value="-544.318181818182" calcext:value-type="float">
            <text:p>-544.3</text:p>
          </table:table-cell>
          <table:table-cell table:style-name="ce25" table:formula="of:=[.E57]/[.E$43]" office:value-type="float" office:value="-115.378787878788" calcext:value-type="float">
            <text:p>-115.4</text:p>
          </table:table-cell>
          <table:table-cell table:style-name="ce26" table:formula="of:=[.F57]/[.F$43]" office:value-type="float" office:value="98.8659090909091" calcext:value-type="float">
            <text:p>98.9</text:p>
          </table:table-cell>
          <table:table-cell table:style-name="ce26" table:formula="of:=[.G57]/[.G$43]" office:value-type="float" office:value="165.052727272727" calcext:value-type="float">
            <text:p>165.1</text:p>
          </table:table-cell>
          <table:table-cell table:style-name="ce25" table:formula="of:=[.H57]/[.H$43]" office:value-type="float" office:value="242.932828282828" calcext:value-type="float">
            <text:p>242.9</text:p>
          </table:table-cell>
          <table:table-cell table:style-name="ce26" table:formula="of:=[.I57]/[.I$43]" office:value-type="float" office:value="289.418614718615" calcext:value-type="float">
            <text:p>289.4</text:p>
          </table:table-cell>
          <table:table-cell table:style-name="ce26" table:formula="of:=[.J57]/[.J$43]" office:value-type="float" office:value="333.491287878788" calcext:value-type="float">
            <text:p>333.5</text:p>
          </table:table-cell>
          <table:table-cell table:style-name="ce26" table:formula="of:=[.K57]/[.K$43]" office:value-type="float" office:value="362.770033670034" calcext:value-type="float">
            <text:p>362.8</text:p>
          </table:table-cell>
          <table:table-cell table:style-name="ce26" table:formula="of:=[.L57]/[.L$43]" office:value-type="float" office:value="374.49303030303" calcext:value-type="float">
            <text:p>374.5</text:p>
          </table:table-cell>
          <table:table-cell table:style-name="ce27" table:formula="of:=[.M57]/[.M$43]" office:value-type="float" office:value="390.993663911846" calcext:value-type="float">
            <text:p>391.0</text:p>
          </table:table-cell>
          <table:table-cell table:style-name="ce25" table:formula="of:=[.N57]/[.N$43]" office:value-type="float" office:value="364.494191919192" calcext:value-type="float">
            <text:p>364.5</text:p>
          </table:table-cell>
          <table:table-cell table:number-columns-repeated="1010"/>
        </table:table-row>
        <table:table-row table:style-name="ro1">
          <table:table-cell table:style-name="ce13"/>
          <table:table-cell table:style-name="ce19"/>
          <table:table-cell table:style-name="ce25" table:number-columns-repeated="12"/>
          <table:table-cell table:number-columns-repeated="1010"/>
        </table:table-row>
        <table:table-row table:style-name="ro1">
          <table:table-cell table:style-name="ce5"/>
          <table:table-cell table:style-name="ce19" office:value-type="string" calcext:value-type="string">
            <text:p>cum - overhead</text:p>
          </table:table-cell>
          <table:table-cell table:style-name="ce25" table:formula="of:=[.C$48]-[.$A61]" office:value-type="float" office:value="-694" calcext:value-type="float">
            <text:p>-694.0</text:p>
          </table:table-cell>
          <table:table-cell table:style-name="ce25" table:formula="of:=[.D$48]-[.$A61]" office:value-type="float" office:value="411.363636363636" calcext:value-type="float">
            <text:p>411.4</text:p>
          </table:table-cell>
          <table:table-cell table:style-name="ce25" table:formula="of:=[.E$48]-[.$A61]" office:value-type="float" office:value="1153.86363636364" calcext:value-type="float">
            <text:p>1153.9</text:p>
          </table:table-cell>
          <table:table-cell table:style-name="ce25" table:formula="of:=[.F$48]-[.$A61]" office:value-type="float" office:value="1895.46363636364" calcext:value-type="float">
            <text:p>1895.5</text:p>
          </table:table-cell>
          <table:table-cell table:style-name="ce25" table:formula="of:=[.G$48]-[.$A61]" office:value-type="float" office:value="2325.26363636364" calcext:value-type="float">
            <text:p>2325.3</text:p>
          </table:table-cell>
          <table:table-cell table:style-name="ce25" table:formula="of:=[.H$48]-[.$A61]" office:value-type="float" office:value="2957.59696969697" calcext:value-type="float">
            <text:p>2957.6</text:p>
          </table:table-cell>
          <table:table-cell table:style-name="ce25" table:formula="of:=[.I$48]-[.$A61]" office:value-type="float" office:value="3525.9303030303" calcext:value-type="float">
            <text:p>3525.9</text:p>
          </table:table-cell>
          <table:table-cell table:style-name="ce25" table:formula="of:=[.J$48]-[.$A61]" office:value-type="float" office:value="4167.9303030303" calcext:value-type="float">
            <text:p>4167.9</text:p>
          </table:table-cell>
          <table:table-cell table:style-name="ce25" table:formula="of:=[.K$48]-[.$A61]" office:value-type="float" office:value="4764.9303030303" calcext:value-type="float">
            <text:p>4764.9</text:p>
          </table:table-cell>
          <table:table-cell table:style-name="ce25" table:formula="of:=[.L$48]-[.$A61]" office:value-type="float" office:value="5244.9303030303" calcext:value-type="float">
            <text:p>5244.9</text:p>
          </table:table-cell>
          <table:table-cell table:style-name="ce25" table:formula="of:=[.M$48]-[.$A61]" office:value-type="float" office:value="5800.9303030303" calcext:value-type="float">
            <text:p>5800.9</text:p>
          </table:table-cell>
          <table:table-cell table:style-name="ce25" table:formula="of:=[.N$48]-[.$A61]" office:value-type="float" office:value="5873.9303030303" calcext:value-type="float">
            <text:p>5873.9</text:p>
          </table:table-cell>
          <table:table-cell table:number-columns-repeated="1010"/>
        </table:table-row>
        <table:table-row table:style-name="ro1">
          <table:table-cell table:style-name="ce16" office:value-type="float" office:value="2000" calcext:value-type="float">
            <text:p>2000</text:p>
          </table:table-cell>
          <table:table-cell table:style-name="ce34" office:value-type="string" calcext:value-type="string">
            <text:p>saldo</text:p>
          </table:table-cell>
          <table:table-cell table:style-name="ce25" table:formula="of:=[.C60]/[.C$43]" office:value-type="float" office:value="-694" calcext:value-type="float">
            <text:p>-694.0</text:p>
          </table:table-cell>
          <table:table-cell table:style-name="ce25" table:formula="of:=[.D60]/[.D$43]" office:value-type="float" office:value="205.681818181818" calcext:value-type="float">
            <text:p>205.7</text:p>
          </table:table-cell>
          <table:table-cell table:style-name="ce26" table:formula="of:=[.E60]/[.E$43]" office:value-type="float" office:value="384.621212121212" calcext:value-type="float">
            <text:p>384.6</text:p>
          </table:table-cell>
          <table:table-cell table:style-name="ce26" table:formula="of:=[.F60]/[.F$43]" office:value-type="float" office:value="473.865909090909" calcext:value-type="float">
            <text:p>473.9</text:p>
          </table:table-cell>
          <table:table-cell table:style-name="ce26" table:formula="of:=[.G60]/[.G$43]" office:value-type="float" office:value="465.052727272727" calcext:value-type="float">
            <text:p>465.1</text:p>
          </table:table-cell>
          <table:table-cell table:style-name="ce26" table:formula="of:=[.H60]/[.H$43]" office:value-type="float" office:value="492.932828282828" calcext:value-type="float">
            <text:p>492.9</text:p>
          </table:table-cell>
          <table:table-cell table:style-name="ce26" table:formula="of:=[.I60]/[.I$43]" office:value-type="float" office:value="503.704329004329" calcext:value-type="float">
            <text:p>503.7</text:p>
          </table:table-cell>
          <table:table-cell table:style-name="ce25" table:formula="of:=[.J60]/[.J$43]" office:value-type="float" office:value="520.991287878788" calcext:value-type="float">
            <text:p>521.0</text:p>
          </table:table-cell>
          <table:table-cell table:style-name="ce27" table:formula="of:=[.K60]/[.K$43]" office:value-type="float" office:value="529.4367003367" calcext:value-type="float">
            <text:p>529.4</text:p>
          </table:table-cell>
          <table:table-cell table:style-name="ce26" table:formula="of:=[.L60]/[.L$43]" office:value-type="float" office:value="524.49303030303" calcext:value-type="float">
            <text:p>524.5</text:p>
          </table:table-cell>
          <table:table-cell table:style-name="ce25" table:formula="of:=[.M60]/[.M$43]" office:value-type="float" office:value="527.357300275482" calcext:value-type="float">
            <text:p>527.4</text:p>
          </table:table-cell>
          <table:table-cell table:style-name="ce25" table:formula="of:=[.N60]/[.N$43]" office:value-type="float" office:value="489.494191919192" calcext:value-type="float">
            <text:p>489.5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4"/>
          <table:table-cell table:style-name="ce49" table:number-columns-repeated="11"/>
          <table:table-cell table:style-name="ce44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1" office:value-type="string" calcext:value-type="string">
            <text:p>raw data: emerges per image per day</text:p>
          </table:covered-table-cell>
          <table:table-cell table:style-name="ce1"/>
          <table:table-cell table:number-columns-repeated="1010"/>
        </table:table-row>
        <table:table-row table:style-name="ro1">
          <table:table-cell table:style-name="ce8"/>
          <table:table-cell table:style-name="ce44"/>
          <table:table-cell table:style-name="ce2" table:number-columns-repeated="11"/>
          <table:table-cell table:style-name="ce4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-j3-20210602-102224</text:p>
          </table:table-cell>
          <table:table-cell office:value-type="float" office:value="1482" calcext:value-type="float">
            <text:p>1482</text:p>
          </table:table-cell>
          <table:table-cell office:value-type="float" office:value="1363" calcext:value-type="float">
            <text:p>1363</text:p>
          </table:table-cell>
          <table:table-cell office:value-type="float" office:value="1086" calcext:value-type="float">
            <text:p>1086</text:p>
          </table:table-cell>
          <table:table-cell office:value-type="float" office:value="1058" calcext:value-type="float">
            <text:p>1058</text:p>
          </table:table-cell>
          <table:table-cell office:value-type="float" office:value="747" calcext:value-type="float">
            <text:p>747</text:p>
          </table:table-cell>
          <table:table-cell office:value-type="float" office:value="779" calcext:value-type="float">
            <text:p>779</text:p>
          </table:table-cell>
          <table:table-cell office:value-type="float" office:value="746" calcext:value-type="float">
            <text:p>746</text:p>
          </table:table-cell>
          <table:table-cell office:value-type="float" office:value="642" calcext:value-type="float">
            <text:p>642</text:p>
          </table:table-cell>
          <table:table-cell office:value-type="float" office:value="597" calcext:value-type="float">
            <text:p>597</text:p>
          </table:table-cell>
          <table:table-cell office:value-type="float" office:value="480" calcext:value-type="float">
            <text:p>480</text:p>
          </table:table-cell>
          <table:table-cell office:value-type="float" office:value="556" calcext:value-type="float">
            <text:p>556</text:p>
          </table:table-cell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no_multilib_hardened-j3-20210606-185202</text:p>
          </table:table-cell>
          <table:table-cell office:value-type="float" office:value="1192" calcext:value-type="float">
            <text:p>1192</text:p>
          </table:table-cell>
          <table:table-cell office:value-type="float" office:value="1279" calcext:value-type="float">
            <text:p>1279</text:p>
          </table:table-cell>
          <table:table-cell office:value-type="float" office:value="1017" calcext:value-type="float">
            <text:p>1017</text:p>
          </table:table-cell>
          <table:table-cell office:value-type="float" office:value="672" calcext:value-type="float">
            <text:p>672</text:p>
          </table:table-cell>
          <table:table-cell office:value-type="float" office:value="610" calcext:value-type="float">
            <text:p>610</text:p>
          </table:table-cell>
          <table:table-cell office:value-type="float" office:value="588" calcext:value-type="float">
            <text:p>588</text:p>
          </table:table-cell>
          <table:table-cell office:value-type="float" office:value="462" calcext:value-type="float">
            <text:p>4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plasma_systemd-j3-20210606-190645</text:p>
          </table:table-cell>
          <table:table-cell office:value-type="float" office:value="966" calcext:value-type="float">
            <text:p>966</text:p>
          </table:table-cell>
          <table:table-cell office:value-type="float" office:value="1106" calcext:value-type="float">
            <text:p>1106</text:p>
          </table:table-cell>
          <table:table-cell office:value-type="float" office:value="1001" calcext:value-type="float">
            <text:p>100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530" calcext:value-type="float">
            <text:p>530</text:p>
          </table:table-cell>
          <table:table-cell office:value-type="float" office:value="497" calcext:value-type="float">
            <text:p>4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plasma-j3-20210609-113339</text:p>
          </table:table-cell>
          <table:table-cell office:value-type="float" office:value="819" calcext:value-type="float">
            <text:p>819</text:p>
          </table:table-cell>
          <table:table-cell office:value-type="float" office:value="856" calcext:value-type="float">
            <text:p>856</text:p>
          </table:table-cell>
          <table:table-cell office:value-type="float" office:value="789" calcext:value-type="float">
            <text:p>789</text:p>
          </table:table-cell>
          <table:table-cell office:value-type="float" office:value="653" calcext:value-type="float">
            <text:p>65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desktop_gnome-j3-20210609-114704</text:p>
          </table:table-cell>
          <table:table-cell office:value-type="float" office:value="950" calcext:value-type="float">
            <text:p>950</text:p>
          </table:table-cell>
          <table:table-cell office:value-type="float" office:value="1007" calcext:value-type="float">
            <text:p>1007</text:p>
          </table:table-cell>
          <table:table-cell office:value-type="float" office:value="737" calcext:value-type="float">
            <text:p>737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desktop_systemd-j3-20210610-203140</text:p>
          </table:table-cell>
          <table:table-cell office:value-type="float" office:value="1348" calcext:value-type="float">
            <text:p>1348</text:p>
          </table:table-cell>
          <table:table-cell office:value-type="float" office:value="1535" calcext:value-type="float">
            <text:p>1535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developer-j3-20210611-101229</text:p>
          </table:table-cell>
          <table:table-cell office:value-type="float" office:value="1199" calcext:value-type="float">
            <text:p>1199</text:p>
          </table:table-cell>
          <table:table-cell office:value-type="float" office:value="1715" calcext:value-type="float">
            <text:p>1715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systemd-j3-20210611-120458</text:p>
          </table:table-cell>
          <table:table-cell office:value-type="float" office:value="1551" calcext:value-type="float">
            <text:p>1551</text:p>
          </table:table-cell>
          <table:table-cell office:value-type="float" office:value="1756" calcext:value-type="float">
            <text:p>1756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hardened-j3-20210611-231351</text:p>
          </table:table-cell>
          <table:table-cell office:value-type="float" office:value="1615" calcext:value-type="float">
            <text:p>1615</text:p>
          </table:table-cell>
          <table:table-cell office:value-type="float" office:value="1244" calcext:value-type="float">
            <text:p>1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-j3-20210612-103150</text:p>
          </table:table-cell>
          <table:table-cell office:value-type="float" office:value="1911" calcext:value-type="float">
            <text:p>1911</text:p>
          </table:table-cell>
          <table:table-cell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_desktop_gnome_systemd-j3-20210612-125153</text:p>
          </table:table-cell>
          <table:table-cell office:value-type="float" office:value="1337" calcext:value-type="float">
            <text:p>133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_no_multilib-j3_debug-20210612-210859</text:p>
          </table:table-cell>
          <table:table-cell office:value-type="float" office:value="1302" calcext:value-type="float">
            <text:p>1302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43:55.718731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6-13T13:45:14.079118507</dc:date>
    <dc:creator>Toralf Förster</dc:creator>
    <meta:editing-duration>PT18H50S</meta:editing-duration>
    <meta:editing-cycles>87</meta:editing-cycles>
    <meta:generator>LibreOffice/7.1.3.2$Linux_X86_64 LibreOffice_project/10$Build-2</meta:generator>
    <meta:document-statistic meta:table-count="1" meta:cell-count="2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7cm" svg:height="14.477cm" xlink:href=".." xlink:type="simple" chart:class="chart:line" chart:style-name="ch1">
        <chart:title svg:x="6.127cm" svg:y="0.424cm" chart:style-name="ch2">
          <text:p>emerges per day wrt dependency overhead
</text:p>
        </chart:title>
        <chart:legend chart:legend-position="end" svg:x="18.882cm" svg:y="6.192cm" style:legend-expansion="high" chart:style-name="ch3"/>
        <chart:plot-area chart:style-name="ch4" table:cell-range-address="Sheet1.A52:Sheet1.A52 Sheet1.C52:Sheet1.N52 Sheet1.A55:Sheet1.A55 Sheet1.C55:Sheet1.N55 Sheet1.A58:Sheet1.A58 Sheet1.C58:Sheet1.N58 Sheet1.A61:Sheet1.A61 Sheet1.C61:Sheet1.N61" chart:data-source-has-labels="column" svg:x="0.663cm" svg:y="1.545cm" svg:width="17.711cm" svg:height="12.695cm">
          <chart:coordinate-region svg:x="2.052cm" svg:y="1.745cm" svg:width="16.135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52:Sheet1.N52" chart:label-cell-address="Sheet1.A52:Sheet1.A52" chart:class="chart:line">
            <chart:data-point chart:repeated="12"/>
          </chart:series>
          <chart:series chart:style-name="ch10" chart:values-cell-range-address="Sheet1.C55:Sheet1.N55" chart:label-cell-address="Sheet1.A55:Sheet1.A55" chart:class="chart:line">
            <chart:data-point chart:repeated="12"/>
          </chart:series>
          <chart:series chart:style-name="ch11" chart:values-cell-range-address="Sheet1.C58:Sheet1.N58" chart:label-cell-address="Sheet1.A58:Sheet1.A58" chart:class="chart:line">
            <chart:data-point chart:repeated="12"/>
          </chart:series>
          <chart:series chart:style-name="ch12" chart:values-cell-range-address="Sheet1.C61:Sheet1.N61" chart:label-cell-address="Sheet1.A61:Sheet1.A6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52:Sheet1.A52</svg:desc>
                </draw:g>
              </table:table-cell>
              <table:table-cell office:value-type="float" office:value="-5194">
                <text:p>-5194</text:p>
                <draw:g>
                  <svg:desc>Sheet1.C52:Sheet1.N52</svg:desc>
                </draw:g>
              </table:table-cell>
              <table:table-cell office:value-type="float" office:value="-2044.31818181818">
                <text:p>-2044.31818181818</text:p>
              </table:table-cell>
              <table:table-cell office:value-type="float" office:value="-1115.37878787879">
                <text:p>-1115.37878787879</text:p>
              </table:table-cell>
              <table:table-cell office:value-type="float" office:value="-651.134090909091">
                <text:p>-651.134090909091</text:p>
              </table:table-cell>
              <table:table-cell office:value-type="float" office:value="-434.947272727273">
                <text:p>-434.947272727273</text:p>
              </table:table-cell>
              <table:table-cell office:value-type="float" office:value="-257.067171717172">
                <text:p>-257.067171717172</text:p>
              </table:table-cell>
              <table:table-cell office:value-type="float" office:value="-139.152813852814">
                <text:p>-139.152813852814</text:p>
              </table:table-cell>
              <table:table-cell office:value-type="float" office:value="-41.5087121212121">
                <text:p>-41.5087121212121</text:p>
              </table:table-cell>
              <table:table-cell office:value-type="float" office:value="29.4367003367004">
                <text:p>29.4367003367004</text:p>
              </table:table-cell>
              <table:table-cell office:value-type="float" office:value="74.4930303030304">
                <text:p>74.4930303030304</text:p>
              </table:table-cell>
              <table:table-cell office:value-type="float" office:value="118.266391184573">
                <text:p>118.266391184573</text:p>
              </table:table-cell>
              <table:table-cell office:value-type="float" office:value="114.494191919192">
                <text:p>114.494191919192</text:p>
              </table:table-cell>
            </table:table-row>
            <table:table-row>
              <table:table-cell office:value-type="string">
                <text:p>5000</text:p>
                <draw:g>
                  <svg:desc>Sheet1.A55:Sheet1.A55</svg:desc>
                </draw:g>
              </table:table-cell>
              <table:table-cell office:value-type="float" office:value="-3694">
                <text:p>-3694</text:p>
                <draw:g>
                  <svg:desc>Sheet1.C55:Sheet1.N55</svg:desc>
                </draw:g>
              </table:table-cell>
              <table:table-cell office:value-type="float" office:value="-1294.31818181818">
                <text:p>-1294.31818181818</text:p>
              </table:table-cell>
              <table:table-cell office:value-type="float" office:value="-615.378787878788">
                <text:p>-615.378787878788</text:p>
              </table:table-cell>
              <table:table-cell office:value-type="float" office:value="-276.134090909091">
                <text:p>-276.134090909091</text:p>
              </table:table-cell>
              <table:table-cell office:value-type="float" office:value="-134.947272727273">
                <text:p>-134.947272727273</text:p>
              </table:table-cell>
              <table:table-cell office:value-type="float" office:value="-7.06717171717173">
                <text:p>-7.06717171717173</text:p>
              </table:table-cell>
              <table:table-cell office:value-type="float" office:value="75.1329004329005">
                <text:p>75.1329004329005</text:p>
              </table:table-cell>
              <table:table-cell office:value-type="float" office:value="145.991287878788">
                <text:p>145.991287878788</text:p>
              </table:table-cell>
              <table:table-cell office:value-type="float" office:value="196.103367003367">
                <text:p>196.103367003367</text:p>
              </table:table-cell>
              <table:table-cell office:value-type="float" office:value="224.49303030303">
                <text:p>224.49303030303</text:p>
              </table:table-cell>
              <table:table-cell office:value-type="float" office:value="254.630027548209">
                <text:p>254.630027548209</text:p>
              </table:table-cell>
              <table:table-cell office:value-type="float" office:value="239.494191919192">
                <text:p>239.494191919192</text:p>
              </table:table-cell>
            </table:table-row>
            <table:table-row>
              <table:table-cell office:value-type="string">
                <text:p>3500</text:p>
                <draw:g>
                  <svg:desc>Sheet1.A58:Sheet1.A58</svg:desc>
                </draw:g>
              </table:table-cell>
              <table:table-cell office:value-type="float" office:value="-2194">
                <text:p>-2194</text:p>
                <draw:g>
                  <svg:desc>Sheet1.C58:Sheet1.N58</svg:desc>
                </draw:g>
              </table:table-cell>
              <table:table-cell office:value-type="float" office:value="-544.318181818182">
                <text:p>-544.318181818182</text:p>
              </table:table-cell>
              <table:table-cell office:value-type="float" office:value="-115.378787878788">
                <text:p>-115.378787878788</text:p>
              </table:table-cell>
              <table:table-cell office:value-type="float" office:value="98.8659090909091">
                <text:p>98.8659090909091</text:p>
              </table:table-cell>
              <table:table-cell office:value-type="float" office:value="165.052727272727">
                <text:p>165.052727272727</text:p>
              </table:table-cell>
              <table:table-cell office:value-type="float" office:value="242.932828282828">
                <text:p>242.932828282828</text:p>
              </table:table-cell>
              <table:table-cell office:value-type="float" office:value="289.418614718615">
                <text:p>289.418614718615</text:p>
              </table:table-cell>
              <table:table-cell office:value-type="float" office:value="333.491287878788">
                <text:p>333.491287878788</text:p>
              </table:table-cell>
              <table:table-cell office:value-type="float" office:value="362.770033670034">
                <text:p>362.770033670034</text:p>
              </table:table-cell>
              <table:table-cell office:value-type="float" office:value="374.49303030303">
                <text:p>374.49303030303</text:p>
              </table:table-cell>
              <table:table-cell office:value-type="float" office:value="390.993663911846">
                <text:p>390.993663911846</text:p>
              </table:table-cell>
              <table:table-cell office:value-type="float" office:value="364.494191919192">
                <text:p>364.494191919192</text:p>
              </table:table-cell>
            </table:table-row>
            <table:table-row>
              <table:table-cell office:value-type="string">
                <text:p>2000</text:p>
                <draw:g>
                  <svg:desc>Sheet1.A61:Sheet1.A61</svg:desc>
                </draw:g>
              </table:table-cell>
              <table:table-cell office:value-type="float" office:value="-694">
                <text:p>-694</text:p>
                <draw:g>
                  <svg:desc>Sheet1.C61:Sheet1.N61</svg:desc>
                </draw:g>
              </table:table-cell>
              <table:table-cell office:value-type="float" office:value="205.681818181818">
                <text:p>205.681818181818</text:p>
              </table:table-cell>
              <table:table-cell office:value-type="float" office:value="384.621212121212">
                <text:p>384.621212121212</text:p>
              </table:table-cell>
              <table:table-cell office:value-type="float" office:value="473.865909090909">
                <text:p>473.865909090909</text:p>
              </table:table-cell>
              <table:table-cell office:value-type="float" office:value="465.052727272727">
                <text:p>465.052727272727</text:p>
              </table:table-cell>
              <table:table-cell office:value-type="float" office:value="492.932828282828">
                <text:p>492.932828282828</text:p>
              </table:table-cell>
              <table:table-cell office:value-type="float" office:value="503.704329004329">
                <text:p>503.704329004329</text:p>
              </table:table-cell>
              <table:table-cell office:value-type="float" office:value="520.991287878788">
                <text:p>520.991287878788</text:p>
              </table:table-cell>
              <table:table-cell office:value-type="float" office:value="529.4367003367">
                <text:p>529.4367003367</text:p>
              </table:table-cell>
              <table:table-cell office:value-type="float" office:value="524.49303030303">
                <text:p>524.49303030303</text:p>
              </table:table-cell>
              <table:table-cell office:value-type="float" office:value="527.357300275482">
                <text:p>527.357300275482</text:p>
              </table:table-cell>
              <table:table-cell office:value-type="float" office:value="489.494191919192">
                <text:p>489.494191919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